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_sub_t</text:p>
          </table:table-cell>
          <table:table-cell office:value-type="string" calcext:value-type="string">
            <text:p>t_sub_d1</text:p>
          </table:table-cell>
          <table:table-cell office:value-type="string" calcext:value-type="string">
            <text:p>t_sub_d2</text:p>
          </table:table-cell>
          <table:table-cell office:value-type="string" calcext:value-type="string">
            <text:p>relation_t_to_d</text:p>
          </table:table-cell>
          <table:table-cell office:value-type="string" calcext:value-type="string">
            <text:p>p_l_sub_t</text:p>
          </table:table-cell>
          <table:table-cell office:value-type="string" calcext:value-type="string">
            <text:p>p_l_sub_d1</text:p>
          </table:table-cell>
          <table:table-cell office:value-type="string" calcext:value-type="string">
            <text:p>p_l_sub_d2</text:p>
          </table:table-cell>
          <table:table-cell office:value-type="string" calcext:value-type="string">
            <text:p>p_s_sub</text:p>
          </table:table-cell>
          <table:table-cell office:value-type="string" calcext:value-type="string">
            <text:p>p_s_basic</text:p>
          </table:table-cell>
          <table:table-cell office:value-type="string" calcext:value-type="string">
            <text:p>p_s_su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82" calcext:value-type="float">
            <text:p>0.82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66" calcext:value-type="float">
            <text:p>0.66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66" calcext:value-type="float">
            <text:p>1.66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19" calcext:value-type="float">
            <text:p>0.19</text:p>
          </table:table-cell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.25" calcext:value-type="float">
            <text:p>1.25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65" calcext:value-type="float">
            <text:p>0.65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19" calcext:value-type="float">
            <text:p>0.19</text:p>
          </table:table-cell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33" calcext:value-type="float">
            <text:p>1.33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3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19" calcext:value-type="float">
            <text:p>0.19</text:p>
          </table:table-cell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3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77" calcext:value-type="float">
            <text:p>0.7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87" calcext:value-type="float">
            <text:p>0.8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3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06" calcext:value-type="float">
            <text:p>0.06</text:p>
          </table:table-cell>
          <table:table-cell office:value-type="float" office:value="0.88" calcext:value-type="float">
            <text:p>0.8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3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office:value-type="float" office:value="0.92" calcext:value-type="float">
            <text:p>0.9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017" calcext:value-type="float">
            <text:p>0.017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4:01:50.525767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0:59:02.894868345</meta:creation-date>
    <dc:date>2016-05-22T14:02:04.071472229</dc:date>
    <meta:editing-duration>PT42M22S</meta:editing-duration>
    <meta:editing-cycles>7</meta:editing-cycles>
    <meta:generator>LibreOffice/4.2.8.2$Linux_X86_64 LibreOffice_project/420m0$Build-2</meta:generator>
    <meta:document-statistic meta:table-count="1" meta:cell-count="370" meta:object-count="0"/>
  </office:meta>
</office:document-meta>
</file>